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61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font-name="Consolas"/>
    </style:style>
    <style:style style:name="ce3" style:family="table-cell" style:parent-style-name="Default"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:.E1])" office:value-type="string" office:string-value=".##.." calcext:value-type="string">
            <text:p>.##..</text:p>
          </table:table-cell>
          <table:table-cell office:value-type="string" calcext:value-type="string">
            <text:p>A</text:p>
          </table:table-cell>
          <table:table-cell table:style-name="ce7" table:formula="of:=COM.MICROSOFT.CONCAT(CHAR(34); [.H1]; CHAR(34); &quot;: [&quot;; CHAR(34); [.G1]; CHAR(34); &quot;, &quot;; CHAR(34); [.G2]; CHAR(34); &quot;, &quot;; CHAR(34); [.G3]; CHAR(34); &quot;, &quot;; CHAR(34); [.G4]; CHAR(34); &quot;, &quot;; CHAR(34); [.G5]; CHAR(34); &quot;, &quot;; CHAR(34); [.G6]; CHAR(34); &quot;],&quot;)" office:value-type="string" office:string-value="&quot;A&quot;: [&quot;.##..&quot;, &quot;#..#.&quot;, &quot;#..#.&quot;, &quot;####.&quot;, &quot;#..#.&quot;, &quot;#..#.&quot;]," calcext:value-type="string">
            <text:p>"A": [".##..", "#..#.", "#..#.", "####.", "#..#.", "#..#."],</text:p>
          </table:table-cell>
        </table:table-row>
        <table:table-row table:style-name="ro1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2:.E2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3:.E3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4:.E4])" office:value-type="string" office:string-value="####." calcext:value-type="string">
            <text:p>####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5:.E5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6:.E6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1" table:visibility="filter">
          <table:table-cell table:style-name="ce2" table:number-columns-repeated="5"/>
          <table:table-cell/>
          <table:table-cell table:formula="of:=COM.MICROSOFT.CONCAT([.A7:.E7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8:.E8])" office:value-type="string" office:string-value="###.." calcext:value-type="string">
            <text:p>###..</text:p>
          </table:table-cell>
          <table:table-cell office:value-type="string" calcext:value-type="string">
            <text:p>B</text:p>
          </table:table-cell>
          <table:table-cell table:style-name="ce7" table:formula="of:=COM.MICROSOFT.CONCAT(CHAR(34); [.H8]; CHAR(34); &quot;: [&quot;; CHAR(34); [.G8]; CHAR(34); &quot;, &quot;; CHAR(34); [.G9]; CHAR(34); &quot;, &quot;; CHAR(34); [.G10]; CHAR(34); &quot;, &quot;; CHAR(34); [.G11]; CHAR(34); &quot;, &quot;; CHAR(34); [.G12]; CHAR(34); &quot;, &quot;; CHAR(34); [.G13]; CHAR(34); &quot;],&quot;)" office:value-type="string" office:string-value="&quot;B&quot;: [&quot;###..&quot;, &quot;#..#.&quot;, &quot;###..&quot;, &quot;#..#.&quot;, &quot;#..#.&quot;, &quot;###..&quot;]," calcext:value-type="string">
            <text:p>"B": ["###..", "#..#.", "###..", "#..#.", "#..#.", "###.."],</text:p>
          </table:table-cell>
        </table:table-row>
        <table:table-row table:style-name="ro1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9:.E9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0:.E10])" office:value-type="string" office:string-value="###.." calcext:value-type="string">
            <text:p>###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1:.E11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2:.E12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3:.E13])" office:value-type="string" office:string-value="###.." calcext:value-type="string">
            <text:p>###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4:.E14])">
            <text:p/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5:.E15])" office:value-type="string" office:string-value=".###." calcext:value-type="string">
            <text:p>.###.</text:p>
          </table:table-cell>
          <table:table-cell office:value-type="string" calcext:value-type="string">
            <text:p>C</text:p>
          </table:table-cell>
          <table:table-cell table:style-name="ce7" table:formula="of:=COM.MICROSOFT.CONCAT(CHAR(34); [.H15]; CHAR(34); &quot;: [&quot;; CHAR(34); [.G15]; CHAR(34); &quot;, &quot;; CHAR(34); [.G16]; CHAR(34); &quot;, &quot;; CHAR(34); [.G17]; CHAR(34); &quot;, &quot;; CHAR(34); [.G18]; CHAR(34); &quot;, &quot;; CHAR(34); [.G19]; CHAR(34); &quot;, &quot;; CHAR(34); [.G20]; CHAR(34); &quot;],&quot;)" office:value-type="string" office:string-value="&quot;C&quot;: [&quot;.###.&quot;, &quot;#....&quot;, &quot;#....&quot;, &quot;#....&quot;, &quot;#....&quot;, &quot;.###.&quot;]," calcext:value-type="string">
            <text:p>"C": [".###.", "#....", "#....", "#....", "#....", ".###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16:.E16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17:.E17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18:.E18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19:.E19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20:.E20])" office:value-type="string" office:string-value=".###." calcext:value-type="string">
            <text:p>.###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21:.E21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22:.E22])" office:value-type="string" office:string-value="###.." calcext:value-type="string">
            <text:p>###..</text:p>
          </table:table-cell>
          <table:table-cell office:value-type="string" calcext:value-type="string">
            <text:p>D</text:p>
          </table:table-cell>
          <table:table-cell table:style-name="ce7" table:formula="of:=COM.MICROSOFT.CONCAT(CHAR(34); [.H22]; CHAR(34); &quot;: [&quot;; CHAR(34); [.G22]; CHAR(34); &quot;, &quot;; CHAR(34); [.G23]; CHAR(34); &quot;, &quot;; CHAR(34); [.G24]; CHAR(34); &quot;, &quot;; CHAR(34); [.G25]; CHAR(34); &quot;, &quot;; CHAR(34); [.G26]; CHAR(34); &quot;, &quot;; CHAR(34); [.G27]; CHAR(34); &quot;],&quot;)" office:value-type="string" office:string-value="&quot;D&quot;: [&quot;###..&quot;, &quot;#..#.&quot;, &quot;#..#.&quot;, &quot;#..#.&quot;, &quot;#..#.&quot;, &quot;###..&quot;]," calcext:value-type="string">
            <text:p>"D": ["###..", "#..#.", "#..#.", "#..#.", "#..#.", "###.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23:.E23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24:.E24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25:.E25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26:.E26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27:.E27])" office:value-type="string" office:string-value="###.." calcext:value-type="string">
            <text:p>###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28:.E28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29:.E29])" office:value-type="string" office:string-value="####." calcext:value-type="string">
            <text:p>####.</text:p>
          </table:table-cell>
          <table:table-cell office:value-type="string" calcext:value-type="string">
            <text:p>E</text:p>
          </table:table-cell>
          <table:table-cell table:style-name="ce7" table:formula="of:=COM.MICROSOFT.CONCAT(CHAR(34); [.H29]; CHAR(34); &quot;: [&quot;; CHAR(34); [.G29]; CHAR(34); &quot;, &quot;; CHAR(34); [.G30]; CHAR(34); &quot;, &quot;; CHAR(34); [.G31]; CHAR(34); &quot;, &quot;; CHAR(34); [.G32]; CHAR(34); &quot;, &quot;; CHAR(34); [.G33]; CHAR(34); &quot;, &quot;; CHAR(34); [.G34]; CHAR(34); &quot;],&quot;)" office:value-type="string" office:string-value="&quot;E&quot;: [&quot;####.&quot;, &quot;#....&quot;, &quot;####.&quot;, &quot;#....&quot;, &quot;#....&quot;, &quot;####.&quot;]," calcext:value-type="string">
            <text:p>"E": ["####.", "#....", "####.", "#....", "#....", "####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30:.E30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31:.E31])" office:value-type="string" office:string-value="####." calcext:value-type="string">
            <text:p>###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32:.E32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33:.E33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34:.E34])" office:value-type="string" office:string-value="####." calcext:value-type="string">
            <text:p>####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35:.E35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36:.E36])" office:value-type="string" office:string-value="####." calcext:value-type="string">
            <text:p>####.</text:p>
          </table:table-cell>
          <table:table-cell office:value-type="string" calcext:value-type="string">
            <text:p>F</text:p>
          </table:table-cell>
          <table:table-cell table:style-name="ce7" table:formula="of:=COM.MICROSOFT.CONCAT(CHAR(34); [.H36]; CHAR(34); &quot;: [&quot;; CHAR(34); [.G36]; CHAR(34); &quot;, &quot;; CHAR(34); [.G37]; CHAR(34); &quot;, &quot;; CHAR(34); [.G38]; CHAR(34); &quot;, &quot;; CHAR(34); [.G39]; CHAR(34); &quot;, &quot;; CHAR(34); [.G40]; CHAR(34); &quot;, &quot;; CHAR(34); [.G41]; CHAR(34); &quot;],&quot;)" office:value-type="string" office:string-value="&quot;F&quot;: [&quot;####.&quot;, &quot;#....&quot;, &quot;###..&quot;, &quot;#....&quot;, &quot;#....&quot;, &quot;#....&quot;]," calcext:value-type="string">
            <text:p>"F": ["####.", "#....", "###..", "#....", "#....", "#...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37:.E37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38:.E38])" office:value-type="string" office:string-value="###.." calcext:value-type="string">
            <text:p>###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39:.E39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40:.E40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41:.E41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42:.E42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43:.E43])" office:value-type="string" office:string-value="####." calcext:value-type="string">
            <text:p>####.</text:p>
          </table:table-cell>
          <table:table-cell office:value-type="string" calcext:value-type="string">
            <text:p>G</text:p>
          </table:table-cell>
          <table:table-cell table:style-name="ce7" table:formula="of:=COM.MICROSOFT.CONCAT(CHAR(34); [.H43]; CHAR(34); &quot;: [&quot;; CHAR(34); [.G43]; CHAR(34); &quot;, &quot;; CHAR(34); [.G44]; CHAR(34); &quot;, &quot;; CHAR(34); [.G45]; CHAR(34); &quot;, &quot;; CHAR(34); [.G46]; CHAR(34); &quot;, &quot;; CHAR(34); [.G47]; CHAR(34); &quot;, &quot;; CHAR(34); [.G48]; CHAR(34); &quot;],&quot;)" office:value-type="string" office:string-value="&quot;G&quot;: [&quot;####.&quot;, &quot;#..#.&quot;, &quot;#....&quot;, &quot;#.##.&quot;, &quot;#..#.&quot;, &quot;####.&quot;]," calcext:value-type="string">
            <text:p>"G": ["####.", "#..#.", "#....", "#.##.", "#..#.", "####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44:.E44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45:.E45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46:.E46])" office:value-type="string" office:string-value="#.##." calcext:value-type="string">
            <text:p>#.#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47:.E47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48:.E48])" office:value-type="string" office:string-value="####." calcext:value-type="string">
            <text:p>####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49:.E49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50:.E50])" office:value-type="string" office:string-value="#..#." calcext:value-type="string">
            <text:p>#..#.</text:p>
          </table:table-cell>
          <table:table-cell office:value-type="string" calcext:value-type="string">
            <text:p>H</text:p>
          </table:table-cell>
          <table:table-cell table:style-name="ce7" table:formula="of:=COM.MICROSOFT.CONCAT(CHAR(34); [.H50]; CHAR(34); &quot;: [&quot;; CHAR(34); [.G50]; CHAR(34); &quot;, &quot;; CHAR(34); [.G51]; CHAR(34); &quot;, &quot;; CHAR(34); [.G52]; CHAR(34); &quot;, &quot;; CHAR(34); [.G53]; CHAR(34); &quot;, &quot;; CHAR(34); [.G54]; CHAR(34); &quot;, &quot;; CHAR(34); [.G55]; CHAR(34); &quot;],&quot;)" office:value-type="string" office:string-value="&quot;H&quot;: [&quot;#..#.&quot;, &quot;#..#.&quot;, &quot;####.&quot;, &quot;#..#.&quot;, &quot;#..#.&quot;, &quot;#..#.&quot;]," calcext:value-type="string">
            <text:p>"H": ["#..#.", "#..#.", "####.", "#..#.", "#..#.", "#..#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51:.E51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52:.E52])" office:value-type="string" office:string-value="####." calcext:value-type="string">
            <text:p>###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53:.E53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54:.E54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55:.E55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56:.E56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4" table:style-name="ce1" office:value-type="string" calcext:value-type="string">
            <text:p>#</text:p>
          </table:table-cell>
          <table:table-cell/>
          <table:table-cell table:formula="of:=COM.MICROSOFT.CONCAT([.A57:.E57])" office:value-type="string" office:string-value="#####" calcext:value-type="string">
            <text:p>#####</text:p>
          </table:table-cell>
          <table:table-cell office:value-type="string" calcext:value-type="string">
            <text:p>I</text:p>
          </table:table-cell>
          <table:table-cell table:style-name="ce7" table:formula="of:=COM.MICROSOFT.CONCAT(CHAR(34); [.H57]; CHAR(34); &quot;: [&quot;; CHAR(34); [.G57]; CHAR(34); &quot;, &quot;; CHAR(34); [.G58]; CHAR(34); &quot;, &quot;; CHAR(34); [.G59]; CHAR(34); &quot;, &quot;; CHAR(34); [.G60]; CHAR(34); &quot;, &quot;; CHAR(34); [.G61]; CHAR(34); &quot;, &quot;; CHAR(34); [.G62]; CHAR(34); &quot;],&quot;)" office:value-type="string" office:string-value="&quot;I&quot;: [&quot;#####&quot;, &quot;..#..&quot;, &quot;..#..&quot;, &quot;..#..&quot;, &quot;..#..&quot;, &quot;#####&quot;]," calcext:value-type="string">
            <text:p>"I": ["#####", "..#..", "..#..", "..#..", "..#..", "#####"],</text:p>
          </table:table-cell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58:.E58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59:.E59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60:.E60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61:.E61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table:style-name="ce1" office:value-type="string" calcext:value-type="string">
            <text:p>#</text:p>
          </table:table-cell>
          <table:table-cell/>
          <table:table-cell table:formula="of:=COM.MICROSOFT.CONCAT([.A62:.E62])" office:value-type="string" office:string-value="#####" calcext:value-type="string">
            <text:p>#####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63:.E63])">
            <text:p/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2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64:.E64])" office:value-type="string" office:string-value="..##." calcext:value-type="string">
            <text:p>..##.</text:p>
          </table:table-cell>
          <table:table-cell office:value-type="string" calcext:value-type="string">
            <text:p>J</text:p>
          </table:table-cell>
          <table:table-cell table:style-name="ce7" table:formula="of:=COM.MICROSOFT.CONCAT(CHAR(34); [.H64]; CHAR(34); &quot;: [&quot;; CHAR(34); [.G64]; CHAR(34); &quot;, &quot;; CHAR(34); [.G65]; CHAR(34); &quot;, &quot;; CHAR(34); [.G66]; CHAR(34); &quot;, &quot;; CHAR(34); [.G67]; CHAR(34); &quot;, &quot;; CHAR(34); [.G68]; CHAR(34); &quot;, &quot;; CHAR(34); [.G69]; CHAR(34); &quot;],&quot;)" office:value-type="string" office:string-value="&quot;J&quot;: [&quot;..##.&quot;, &quot;...#.&quot;, &quot;...#.&quot;, &quot;...#.&quot;, &quot;#..#.&quot;, &quot;.##..&quot;]," calcext:value-type="string">
            <text:p>"J": ["..##.", "...#.", "...#.", "...#.", "#..#.", ".##.."],</text:p>
          </table:table-cell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65:.E65])" office:value-type="string" office:string-value="...#." calcext:value-type="string">
            <text:p>...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66:.E66])" office:value-type="string" office:string-value="...#." calcext:value-type="string">
            <text:p>...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67:.E67])" office:value-type="string" office:string-value="...#." calcext:value-type="string">
            <text:p>.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68:.E68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69:.E69])" office:value-type="string" office:string-value=".##.." calcext:value-type="string">
            <text:p>.##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70:.E70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71:.E71])" office:value-type="string" office:string-value="#..#." calcext:value-type="string">
            <text:p>#..#.</text:p>
          </table:table-cell>
          <table:table-cell office:value-type="string" calcext:value-type="string">
            <text:p>K</text:p>
          </table:table-cell>
          <table:table-cell table:style-name="ce7" table:formula="of:=COM.MICROSOFT.CONCAT(CHAR(34); [.H71]; CHAR(34); &quot;: [&quot;; CHAR(34); [.G71]; CHAR(34); &quot;, &quot;; CHAR(34); [.G72]; CHAR(34); &quot;, &quot;; CHAR(34); [.G73]; CHAR(34); &quot;, &quot;; CHAR(34); [.G74]; CHAR(34); &quot;, &quot;; CHAR(34); [.G75]; CHAR(34); &quot;, &quot;; CHAR(34); [.G76]; CHAR(34); &quot;],&quot;)" office:value-type="string" office:string-value="&quot;K&quot;: [&quot;#..#.&quot;, &quot;#.#..&quot;, &quot;##...&quot;, &quot;##...&quot;, &quot;#.#..&quot;, &quot;#..#.&quot;]," calcext:value-type="string">
            <text:p>"K": ["#..#.", "#.#..", "##...", "##...", "#.#..", "#..#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72:.E72])" office:value-type="string" office:string-value="#.#.." calcext:value-type="string">
            <text:p>#.#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/>
          <table:table-cell table:formula="of:=COM.MICROSOFT.CONCAT([.A73:.E73])" office:value-type="string" office:string-value="##..." calcext:value-type="string">
            <text:p>##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/>
          <table:table-cell table:formula="of:=COM.MICROSOFT.CONCAT([.A74:.E74])" office:value-type="string" office:string-value="##..." calcext:value-type="string">
            <text:p>##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75:.E75])" office:value-type="string" office:string-value="#.#.." calcext:value-type="string">
            <text:p>#.#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76:.E76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77:.E77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78:.E78])" office:value-type="string" office:string-value="#...." calcext:value-type="string">
            <text:p>#....</text:p>
          </table:table-cell>
          <table:table-cell office:value-type="string" calcext:value-type="string">
            <text:p>L</text:p>
          </table:table-cell>
          <table:table-cell table:style-name="ce3" table:formula="of:=COM.MICROSOFT.CONCAT(CHAR(34); [.H78]; CHAR(34); &quot;: [&quot;; CHAR(34); [.G78]; CHAR(34); &quot;, &quot;; CHAR(34); [.G79]; CHAR(34); &quot;, &quot;; CHAR(34); [.G80]; CHAR(34); &quot;, &quot;; CHAR(34); [.G81]; CHAR(34); &quot;, &quot;; CHAR(34); [.G82]; CHAR(34); &quot;, &quot;; CHAR(34); [.G83]; CHAR(34); &quot;],&quot;)" office:value-type="string" office:string-value="&quot;L&quot;: [&quot;#....&quot;, &quot;#....&quot;, &quot;#....&quot;, &quot;#....&quot;, &quot;#....&quot;, &quot;####.&quot;]," calcext:value-type="string">
            <text:p>"L": ["#....", "#....", "#....", "#....", "#....", "####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79:.E79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80:.E80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81:.E81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82:.E82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83:.E83])" office:value-type="string" office:string-value="####." calcext:value-type="string">
            <text:p>####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84:.E84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85:.E85])" office:value-type="string" office:string-value="#...#" calcext:value-type="string">
            <text:p>#...#</text:p>
          </table:table-cell>
          <table:table-cell office:value-type="string" calcext:value-type="string">
            <text:p>M</text:p>
          </table:table-cell>
          <table:table-cell table:style-name="ce3" table:formula="of:=COM.MICROSOFT.CONCAT(CHAR(34); [.H85]; CHAR(34); &quot;: [&quot;; CHAR(34); [.G85]; CHAR(34); &quot;, &quot;; CHAR(34); [.G86]; CHAR(34); &quot;, &quot;; CHAR(34); [.G87]; CHAR(34); &quot;, &quot;; CHAR(34); [.G88]; CHAR(34); &quot;, &quot;; CHAR(34); [.G89]; CHAR(34); &quot;, &quot;; CHAR(34); [.G90]; CHAR(34); &quot;],&quot;)" office:value-type="string" office:string-value="&quot;M&quot;: [&quot;#...#&quot;, &quot;##.##&quot;, &quot;#.#.#&quot;, &quot;#...#&quot;, &quot;#...#&quot;, &quot;#...#&quot;]," calcext:value-type="string">
            <text:p>"M": ["#...#", "##.##", "#.#.#", "#...#", "#...#", "#...#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table:style-name="ce1" office:value-type="string" calcext:value-type="string">
            <text:p>#</text:p>
          </table:table-cell>
          <table:table-cell/>
          <table:table-cell table:formula="of:=COM.MICROSOFT.CONCAT([.A86:.E86])" office:value-type="string" office:string-value="##.##" calcext:value-type="string">
            <text:p>##.#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87:.E87])" office:value-type="string" office:string-value="#.#.#" calcext:value-type="string">
            <text:p>#.#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88:.E88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89:.E89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90:.E90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91:.E91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92:.E92])" office:value-type="string" office:string-value="#...#" calcext:value-type="string">
            <text:p>#...#</text:p>
          </table:table-cell>
          <table:table-cell office:value-type="string" calcext:value-type="string">
            <text:p>N</text:p>
          </table:table-cell>
          <table:table-cell table:style-name="ce3" table:formula="of:=COM.MICROSOFT.CONCAT(CHAR(34); [.H92]; CHAR(34); &quot;: [&quot;; CHAR(34); [.G92]; CHAR(34); &quot;, &quot;; CHAR(34); [.G93]; CHAR(34); &quot;, &quot;; CHAR(34); [.G94]; CHAR(34); &quot;, &quot;; CHAR(34); [.G95]; CHAR(34); &quot;, &quot;; CHAR(34); [.G96]; CHAR(34); &quot;, &quot;; CHAR(34); [.G97]; CHAR(34); &quot;],&quot;)" office:value-type="string" office:string-value="&quot;N&quot;: [&quot;#...#&quot;, &quot;##..#&quot;, &quot;#.#.#&quot;, &quot;#..##&quot;, &quot;#...#&quot;, &quot;#...#&quot;]," calcext:value-type="string">
            <text:p>"N": ["#...#", "##..#", "#.#.#", "#..##", "#...#", "#...#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93:.E93])" office:value-type="string" office:string-value="##..#" calcext:value-type="string">
            <text:p>##.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94:.E94])" office:value-type="string" office:string-value="#.#.#" calcext:value-type="string">
            <text:p>#.#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#</text:p>
          </table:table-cell>
          <table:table-cell/>
          <table:table-cell table:formula="of:=COM.MICROSOFT.CONCAT([.A95:.E95])" office:value-type="string" office:string-value="#..##" calcext:value-type="string">
            <text:p>#..#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96:.E96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97:.E97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98:.E98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99:.E99])" office:value-type="string" office:string-value="####." calcext:value-type="string">
            <text:p>####.</text:p>
          </table:table-cell>
          <table:table-cell office:value-type="string" calcext:value-type="string">
            <text:p>O</text:p>
          </table:table-cell>
          <table:table-cell table:style-name="ce3" table:formula="of:=COM.MICROSOFT.CONCAT(CHAR(34); [.H99]; CHAR(34); &quot;: [&quot;; CHAR(34); [.G99]; CHAR(34); &quot;, &quot;; CHAR(34); [.G100]; CHAR(34); &quot;, &quot;; CHAR(34); [.G101]; CHAR(34); &quot;, &quot;; CHAR(34); [.G102]; CHAR(34); &quot;, &quot;; CHAR(34); [.G103]; CHAR(34); &quot;, &quot;; CHAR(34); [.G104]; CHAR(34); &quot;],&quot;)" office:value-type="string" office:string-value="&quot;O&quot;: [&quot;####.&quot;, &quot;#..#.&quot;, &quot;#..#.&quot;, &quot;#..#.&quot;, &quot;#..#.&quot;, &quot;####.&quot;]," calcext:value-type="string">
            <text:p>"O": ["####.", "#..#.", "#..#.", "#..#.", "#..#.", "####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00:.E100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01:.E101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02:.E102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03:.E103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04:.E104])" office:value-type="string" office:string-value="####." calcext:value-type="string">
            <text:p>####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05:.E105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06:.E106])" office:value-type="string" office:string-value="###.." calcext:value-type="string">
            <text:p>###..</text:p>
          </table:table-cell>
          <table:table-cell office:value-type="string" calcext:value-type="string">
            <text:p>P</text:p>
          </table:table-cell>
          <table:table-cell table:style-name="ce3" table:formula="of:=COM.MICROSOFT.CONCAT(CHAR(34); [.H106]; CHAR(34); &quot;: [&quot;; CHAR(34); [.G106]; CHAR(34); &quot;, &quot;; CHAR(34); [.G107]; CHAR(34); &quot;, &quot;; CHAR(34); [.G108]; CHAR(34); &quot;, &quot;; CHAR(34); [.G109]; CHAR(34); &quot;, &quot;; CHAR(34); [.G110]; CHAR(34); &quot;, &quot;; CHAR(34); [.G111]; CHAR(34); &quot;],&quot;)" office:value-type="string" office:string-value="&quot;P&quot;: [&quot;###..&quot;, &quot;#..#.&quot;, &quot;#..#.&quot;, &quot;###..&quot;, &quot;#....&quot;, &quot;#....&quot;]," calcext:value-type="string">
            <text:p>"P": ["###..", "#..#.", "#..#.", "###..", "#....", "#...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07:.E107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08:.E108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09:.E109])" office:value-type="string" office:string-value="###.." calcext:value-type="string">
            <text:p>###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110:.E110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111:.E111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12:.E112])">
            <text:p/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13:.E113])" office:value-type="string" office:string-value=".##.." calcext:value-type="string">
            <text:p>.##..</text:p>
          </table:table-cell>
          <table:table-cell office:value-type="string" calcext:value-type="string">
            <text:p>Q</text:p>
          </table:table-cell>
          <table:table-cell table:style-name="ce3" table:formula="of:=COM.MICROSOFT.CONCAT(CHAR(34); [.H113]; CHAR(34); &quot;: [&quot;; CHAR(34); [.G113]; CHAR(34); &quot;, &quot;; CHAR(34); [.G114]; CHAR(34); &quot;, &quot;; CHAR(34); [.G115]; CHAR(34); &quot;, &quot;; CHAR(34); [.G116]; CHAR(34); &quot;, &quot;; CHAR(34); [.G117]; CHAR(34); &quot;, &quot;; CHAR(34); [.G118]; CHAR(34); &quot;],&quot;)" office:value-type="string" office:string-value="&quot;Q&quot;: [&quot;.##..&quot;, &quot;#..#.&quot;, &quot;#..#.&quot;, &quot;#..#.&quot;, &quot;.###.&quot;, &quot;....#&quot;]," calcext:value-type="string">
            <text:p>"Q": [".##..", "#..#.", "#..#.", "#..#.", ".###.", "....#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14:.E114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15:.E115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16:.E116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17:.E117])" office:value-type="string" office:string-value=".###." calcext:value-type="string">
            <text:p>.##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18:.E118])" office:value-type="string" office:string-value="....#" calcext:value-type="string">
            <text:p>....#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19:.E119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20:.E120])" office:value-type="string" office:string-value="###.." calcext:value-type="string">
            <text:p>###..</text:p>
          </table:table-cell>
          <table:table-cell office:value-type="string" calcext:value-type="string">
            <text:p>R</text:p>
          </table:table-cell>
          <table:table-cell table:style-name="ce3" table:formula="of:=COM.MICROSOFT.CONCAT(CHAR(34); [.H120]; CHAR(34); &quot;: [&quot;; CHAR(34); [.G120]; CHAR(34); &quot;, &quot;; CHAR(34); [.G121]; CHAR(34); &quot;, &quot;; CHAR(34); [.G122]; CHAR(34); &quot;, &quot;; CHAR(34); [.G123]; CHAR(34); &quot;, &quot;; CHAR(34); [.G124]; CHAR(34); &quot;, &quot;; CHAR(34); [.G125]; CHAR(34); &quot;],&quot;)" office:value-type="string" office:string-value="&quot;R&quot;: [&quot;###..&quot;, &quot;#..#.&quot;, &quot;#..#.&quot;, &quot;###..&quot;, &quot;#.#..&quot;, &quot;#..#.&quot;]," calcext:value-type="string">
            <text:p>"R": ["###..", "#..#.", "#..#.", "###..", "#.#..", "#..#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21:.E121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22:.E122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23:.E123])" office:value-type="string" office:string-value="###.." calcext:value-type="string">
            <text:p>###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24:.E124])" office:value-type="string" office:string-value="#.#.." calcext:value-type="string">
            <text:p>#.#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25:.E125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26:.E126])">
            <text:p/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6" office:value-type="string" calcext:value-type="string">
            <text:p>.</text:p>
          </table:table-cell>
          <table:table-cell/>
          <table:table-cell table:formula="of:=COM.MICROSOFT.CONCAT([.A127:.E127])" office:value-type="string" office:string-value=".###." calcext:value-type="string">
            <text:p>.###.</text:p>
          </table:table-cell>
          <table:table-cell office:value-type="string" calcext:value-type="string">
            <text:p>S</text:p>
          </table:table-cell>
          <table:table-cell table:style-name="ce3" table:formula="of:=COM.MICROSOFT.CONCAT(CHAR(34); [.H127]; CHAR(34); &quot;: [&quot;; CHAR(34); [.G127]; CHAR(34); &quot;, &quot;; CHAR(34); [.G128]; CHAR(34); &quot;, &quot;; CHAR(34); [.G129]; CHAR(34); &quot;, &quot;; CHAR(34); [.G130]; CHAR(34); &quot;, &quot;; CHAR(34); [.G131]; CHAR(34); &quot;, &quot;; CHAR(34); [.G132]; CHAR(34); &quot;],&quot;)" office:value-type="string" office:string-value="&quot;S&quot;: [&quot;.###.&quot;, &quot;#....&quot;, &quot;#....&quot;, &quot;.##..&quot;, &quot;...#.&quot;, &quot;###..&quot;]," calcext:value-type="string">
            <text:p>"S": [".###.", "#....", "#....", ".##..", "...#.", "###.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table:style-name="ce6" office:value-type="string" calcext:value-type="string">
            <text:p>.</text:p>
          </table:table-cell>
          <table:table-cell/>
          <table:table-cell table:formula="of:=COM.MICROSOFT.CONCAT([.A128:.E128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table:style-name="ce6" office:value-type="string" calcext:value-type="string">
            <text:p>.</text:p>
          </table:table-cell>
          <table:table-cell/>
          <table:table-cell table:formula="of:=COM.MICROSOFT.CONCAT([.A129:.E129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table:style-name="ce6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table:style-name="ce6" office:value-type="string" calcext:value-type="string">
            <text:p>.</text:p>
          </table:table-cell>
          <table:table-cell/>
          <table:table-cell table:formula="of:=COM.MICROSOFT.CONCAT([.A130:.E130])" office:value-type="string" office:string-value=".##.." calcext:value-type="string">
            <text:p>.##..</text:p>
          </table:table-cell>
          <table:table-cell table:number-columns-repeated="2"/>
        </table:table-row>
        <table:table-row table:style-name="ro2" table:visibility="filter">
          <table:table-cell table:number-columns-repeated="3" table:style-name="ce6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6" office:value-type="string" calcext:value-type="string">
            <text:p>.</text:p>
          </table:table-cell>
          <table:table-cell/>
          <table:table-cell table:formula="of:=COM.MICROSOFT.CONCAT([.A131:.E131])" office:value-type="string" office:string-value="...#." calcext:value-type="string">
            <text:p>.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table:style-name="ce6" office:value-type="string" calcext:value-type="string">
            <text:p>.</text:p>
          </table:table-cell>
          <table:table-cell/>
          <table:table-cell table:formula="of:=COM.MICROSOFT.CONCAT([.A132:.E132])" office:value-type="string" office:string-value="###.." calcext:value-type="string">
            <text:p>###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33:.E133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4" table:style-name="ce1" office:value-type="string" calcext:value-type="string">
            <text:p>#</text:p>
          </table:table-cell>
          <table:table-cell/>
          <table:table-cell table:formula="of:=COM.MICROSOFT.CONCAT([.A134:.E134])" office:value-type="string" office:string-value="#####" calcext:value-type="string">
            <text:p>#####</text:p>
          </table:table-cell>
          <table:table-cell office:value-type="string" calcext:value-type="string">
            <text:p>T</text:p>
          </table:table-cell>
          <table:table-cell table:style-name="ce3" table:formula="of:=COM.MICROSOFT.CONCAT(CHAR(34); [.H134]; CHAR(34); &quot;: [&quot;; CHAR(34); [.G134]; CHAR(34); &quot;, &quot;; CHAR(34); [.G135]; CHAR(34); &quot;, &quot;; CHAR(34); [.G136]; CHAR(34); &quot;, &quot;; CHAR(34); [.G137]; CHAR(34); &quot;, &quot;; CHAR(34); [.G138]; CHAR(34); &quot;, &quot;; CHAR(34); [.G139]; CHAR(34); &quot;],&quot;)" office:value-type="string" office:string-value="&quot;T&quot;: [&quot;#####&quot;, &quot;..#..&quot;, &quot;..#..&quot;, &quot;..#..&quot;, &quot;..#..&quot;, &quot;..#..&quot;]," calcext:value-type="string">
            <text:p>"T": ["#####", "..#..", "..#..", "..#..", "..#..", "..#.."],</text:p>
          </table:table-cell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35:.E135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36:.E136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37:.E137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38:.E138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39:.E139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40:.E140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41:.E141])" office:value-type="string" office:string-value="#..#." calcext:value-type="string">
            <text:p>#..#.</text:p>
          </table:table-cell>
          <table:table-cell office:value-type="string" calcext:value-type="string">
            <text:p>U</text:p>
          </table:table-cell>
          <table:table-cell table:style-name="ce3" table:formula="of:=COM.MICROSOFT.CONCAT(CHAR(34); [.H141]; CHAR(34); &quot;: [&quot;; CHAR(34); [.G141]; CHAR(34); &quot;, &quot;; CHAR(34); [.G142]; CHAR(34); &quot;, &quot;; CHAR(34); [.G143]; CHAR(34); &quot;, &quot;; CHAR(34); [.G144]; CHAR(34); &quot;, &quot;; CHAR(34); [.G145]; CHAR(34); &quot;, &quot;; CHAR(34); [.G146]; CHAR(34); &quot;],&quot;)" office:value-type="string" office:string-value="&quot;U&quot;: [&quot;#..#.&quot;, &quot;#..#.&quot;, &quot;#..#.&quot;, &quot;#..#.&quot;, &quot;#..#.&quot;, &quot;.##..&quot;]," calcext:value-type="string">
            <text:p>"U": ["#..#.", "#..#.", "#..#.", "#..#.", "#..#.", ".##.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42:.E142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43:.E143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44:.E144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45:.E145])" office:value-type="string" office:string-value="#..#." calcext:value-type="string">
            <text:p>#..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46:.E146])" office:value-type="string" office:string-value=".##.." calcext:value-type="string">
            <text:p>.##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47:.E147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48:.E148])" office:value-type="string" office:string-value="#...#" calcext:value-type="string">
            <text:p>#...#</text:p>
          </table:table-cell>
          <table:table-cell office:value-type="string" calcext:value-type="string">
            <text:p>V</text:p>
          </table:table-cell>
          <table:table-cell table:style-name="ce3" table:formula="of:=COM.MICROSOFT.CONCAT(CHAR(34); [.H148]; CHAR(34); &quot;: [&quot;; CHAR(34); [.G148]; CHAR(34); &quot;, &quot;; CHAR(34); [.G149]; CHAR(34); &quot;, &quot;; CHAR(34); [.G150]; CHAR(34); &quot;, &quot;; CHAR(34); [.G151]; CHAR(34); &quot;, &quot;; CHAR(34); [.G152]; CHAR(34); &quot;, &quot;; CHAR(34); [.G153]; CHAR(34); &quot;],&quot;)" office:value-type="string" office:string-value="&quot;V&quot;: [&quot;#...#&quot;, &quot;#...#&quot;, &quot;#...#&quot;, &quot;#...#&quot;, &quot;.#.#.&quot;, &quot;..#..&quot;]," calcext:value-type="string">
            <text:p>"V": ["#...#", "#...#", "#...#", "#...#", ".#.#.", "..#..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49:.E149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50:.E150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51:.E151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52:.E152])" office:value-type="string" office:string-value=".#.#." calcext:value-type="string">
            <text:p>.#.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53:.E153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54:.E154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55:.E155])" office:value-type="string" office:string-value="#...#" calcext:value-type="string">
            <text:p>#...#</text:p>
          </table:table-cell>
          <table:table-cell office:value-type="string" calcext:value-type="string">
            <text:p>W</text:p>
          </table:table-cell>
          <table:table-cell table:style-name="ce3" table:formula="of:=COM.MICROSOFT.CONCAT(CHAR(34); [.H155]; CHAR(34); &quot;: [&quot;; CHAR(34); [.G155]; CHAR(34); &quot;, &quot;; CHAR(34); [.G156]; CHAR(34); &quot;, &quot;; CHAR(34); [.G157]; CHAR(34); &quot;, &quot;; CHAR(34); [.G158]; CHAR(34); &quot;, &quot;; CHAR(34); [.G159]; CHAR(34); &quot;, &quot;; CHAR(34); [.G160]; CHAR(34); &quot;],&quot;)" office:value-type="string" office:string-value="&quot;W&quot;: [&quot;#...#&quot;, &quot;#...#&quot;, &quot;#.#.#&quot;, &quot;#.#.#&quot;, &quot;#.#.#&quot;, &quot;#####&quot;]," calcext:value-type="string">
            <text:p>"W": ["#...#", "#...#", "#.#.#", "#.#.#", "#.#.#", "#####"],</text:p>
          </table:table-cell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56:.E156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57:.E157])" office:value-type="string" office:string-value="#.#.#" calcext:value-type="string">
            <text:p>#.#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58:.E158])" office:value-type="string" office:string-value="#.#.#" calcext:value-type="string">
            <text:p>#.#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59:.E159])" office:value-type="string" office:string-value="#.#.#" calcext:value-type="string">
            <text:p>#.#.#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table:style-name="ce1" office:value-type="string" calcext:value-type="string">
            <text:p>#</text:p>
          </table:table-cell>
          <table:table-cell/>
          <table:table-cell table:formula="of:=COM.MICROSOFT.CONCAT([.A160:.E160])" office:value-type="string" office:string-value="#####" calcext:value-type="string">
            <text:p>#####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61:.E161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62:.E162])" office:value-type="string" office:string-value="#...#" calcext:value-type="string">
            <text:p>#...#</text:p>
          </table:table-cell>
          <table:table-cell office:value-type="string" calcext:value-type="string">
            <text:p>X</text:p>
          </table:table-cell>
          <table:table-cell table:style-name="ce3" table:formula="of:=COM.MICROSOFT.CONCAT(CHAR(34); [.H162]; CHAR(34); &quot;: [&quot;; CHAR(34); [.G162]; CHAR(34); &quot;, &quot;; CHAR(34); [.G163]; CHAR(34); &quot;, &quot;; CHAR(34); [.G164]; CHAR(34); &quot;, &quot;; CHAR(34); [.G165]; CHAR(34); &quot;, &quot;; CHAR(34); [.G166]; CHAR(34); &quot;, &quot;; CHAR(34); [.G167]; CHAR(34); &quot;],&quot;)" office:value-type="string" office:string-value="&quot;X&quot;: [&quot;#...#&quot;, &quot;.#.#.&quot;, &quot;..#..&quot;, &quot;..#..&quot;, &quot;.#.#.&quot;, &quot;#...#&quot;]," calcext:value-type="string">
            <text:p>"X": ["#...#", ".#.#.", "..#..", "..#..", ".#.#.", "#...#"],</text:p>
          </table:table-cell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63:.E163])" office:value-type="string" office:string-value=".#.#." calcext:value-type="string">
            <text:p>.#.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64:.E164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65:.E165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66:.E166])" office:value-type="string" office:string-value=".#.#." calcext:value-type="string">
            <text:p>.#.#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67:.E167])" office:value-type="string" office:string-value="#...#" calcext:value-type="string">
            <text:p>#...#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68:.E168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/>
          <table:table-cell table:formula="of:=COM.MICROSOFT.CONCAT([.A169:.E169])" office:value-type="string" office:string-value="#...#" calcext:value-type="string">
            <text:p>#...#</text:p>
          </table:table-cell>
          <table:table-cell office:value-type="string" calcext:value-type="string">
            <text:p>Y</text:p>
          </table:table-cell>
          <table:table-cell table:style-name="ce3" table:formula="of:=COM.MICROSOFT.CONCAT(CHAR(34); [.H169]; CHAR(34); &quot;: [&quot;; CHAR(34); [.G169]; CHAR(34); &quot;, &quot;; CHAR(34); [.G170]; CHAR(34); &quot;, &quot;; CHAR(34); [.G171]; CHAR(34); &quot;, &quot;; CHAR(34); [.G172]; CHAR(34); &quot;, &quot;; CHAR(34); [.G173]; CHAR(34); &quot;, &quot;; CHAR(34); [.G174]; CHAR(34); &quot;],&quot;)" office:value-type="string" office:string-value="&quot;Y&quot;: [&quot;#...#&quot;, &quot;.#.#.&quot;, &quot;..#..&quot;, &quot;..#..&quot;, &quot;..#..&quot;, &quot;..#..&quot;]," calcext:value-type="string">
            <text:p>"Y": ["#...#", ".#.#.", "..#..", "..#..", "..#..", "..#.."],</text:p>
          </table:table-cell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70:.E170])" office:value-type="string" office:string-value=".#.#." calcext:value-type="string">
            <text:p>.#.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71:.E171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72:.E172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73:.E173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74:.E174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75:.E175]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76:.E176])" office:value-type="string" office:string-value="####." calcext:value-type="string">
            <text:p>####.</text:p>
          </table:table-cell>
          <table:table-cell office:value-type="string" calcext:value-type="string">
            <text:p>Z</text:p>
          </table:table-cell>
          <table:table-cell table:style-name="ce3" table:formula="of:=COM.MICROSOFT.CONCAT(CHAR(34); [.H176]; CHAR(34); &quot;: [&quot;; CHAR(34); [.G176]; CHAR(34); &quot;, &quot;; CHAR(34); [.G177]; CHAR(34); &quot;, &quot;; CHAR(34); [.G178]; CHAR(34); &quot;, &quot;; CHAR(34); [.G179]; CHAR(34); &quot;, &quot;; CHAR(34); [.G180]; CHAR(34); &quot;, &quot;; CHAR(34); [.G181]; CHAR(34); &quot;],&quot;)" office:value-type="string" office:string-value="&quot;Z&quot;: [&quot;####.&quot;, &quot;...#.&quot;, &quot;..#..&quot;, &quot;.#...&quot;, &quot;#....&quot;, &quot;####.&quot;]," calcext:value-type="string">
            <text:p>"Z": ["####.", "...#.", "..#..", ".#...", "#....", "####."],</text:p>
          </table:table-cell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77:.E177])" office:value-type="string" office:string-value="...#." calcext:value-type="string">
            <text:p>...#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formula="of:=COM.MICROSOFT.CONCAT([.A178:.E178])" office:value-type="string" office:string-value="..#.." calcext:value-type="string">
            <text:p>..#..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/>
          <table:table-cell table:formula="of:=COM.MICROSOFT.CONCAT([.A179:.E179])" office:value-type="string" office:string-value=".#..." calcext:value-type="string">
            <text:p>.#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/>
          <table:table-cell table:formula="of:=COM.MICROSOFT.CONCAT([.A180:.E180])" office:value-type="string" office:string-value="#...." calcext:value-type="string">
            <text:p>#....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/>
          <table:table-cell table:formula="of:=COM.MICROSOFT.CONCAT([.A181:.E181])" office:value-type="string" office:string-value="####." calcext:value-type="string">
            <text:p>####.</text:p>
          </table:table-cell>
          <table:table-cell table:number-columns-repeated="2"/>
        </table:table-row>
        <table:table-row table:style-name="ro2" table:visibility="filter">
          <table:table-cell table:style-name="ce2" table:number-columns-repeated="5"/>
          <table:table-cell/>
          <table:table-cell table:formula="of:=COM.MICROSOFT.CONCAT([.A182:.E182])">
            <text:p/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G1:Sheet1.I182" table:display-filter-buttons="true" table:contains-header="false">
          <table:filter>
            <table:filter-and>
              <table:filter-condition table:data-type="number" table:value="" table:operator="!empty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17:51:57.949841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2T16:52:26.674396689</meta:creation-date>
    <dc:date>2022-07-02T17:58:06.646431365</dc:date>
    <meta:editing-duration>PT15M36S</meta:editing-duration>
    <meta:editing-cycles>2</meta:editing-cycles>
    <meta:generator>LibreOffice/7.3.3.2$Linux_X86_64 LibreOffice_project/30$Build-2</meta:generator>
    <meta:document-statistic meta:table-count="1" meta:cell-count="1014" meta:object-count="0"/>
  </office:meta>
</office:document-meta>
</file>